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6"/>Human-Centricity: Design Constraints and Opportunities<text:bookmark-end text:name="chapter-6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0-12-18T18:32:19Z</meta:creation-date>
    <dc:date>2020-12-18T18:32:19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